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LEONTIEF 2</text:p>
          </table:table-cell>
          <table:table-cell table:number-columns-repeated="9"/>
        </table:table-row>
        <table:table-row table:style-name="ro2" table:number-rows-repeated="5">
          <table:table-cell table:number-columns-repeated="10"/>
        </table:table-row>
        <table:table-row table:style-name="ro2">
          <table:table-cell/>
          <table:table-cell office:value-type="string" calcext:value-type="string">
            <text:p>Tabla (FILAS COMPRAS, COLUMNAS CONSUMO)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INERA</text:p>
          </table:table-cell>
          <table:table-cell office:value-type="string" calcext:value-type="string">
            <text:p>ELÉCTRICA</text:p>
          </table:table-cell>
          <table:table-cell office:value-type="string" calcext:value-type="string">
            <text:p>DEMANDA FIN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AMBIO DEMANDA</text:p>
          </table:table-cell>
          <table:table-cell/>
          <table:table-cell office:value-type="string" calcext:value-type="string">
            <text:p>TOTAL TRASPUES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ERA</text:p>
          </table:table-cell>
          <table:table-cell office:value-type="float" office:value="120" calcext:value-type="float">
            <text:p>120</text:p>
          </table:table-cell>
          <table:table-cell office:value-type="float" office:value="350" calcext:value-type="float">
            <text:p>350</text:p>
          </table:table-cell>
          <table:table-cell office:value-type="float" office:value="120" calcext:value-type="float">
            <text:p>120</text:p>
          </table:table-cell>
          <table:table-cell table:formula="of:=SUM([.C10:.E10])" office:value-type="float" office:value="590" calcext:value-type="float">
            <text:p>590</text:p>
          </table:table-cell>
          <table:table-cell office:value-type="float" office:value="200" calcext:value-type="float">
            <text:p>200</text:p>
          </table:table-cell>
          <table:table-cell/>
          <table:table-cell table:number-matrix-columns-spanned="2" table:number-matrix-rows-spanned="1" table:formula="of:=TRANSPOSE([.F10:.F11])" office:value-type="float" office:value="590" calcext:value-type="float">
            <text:p>590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/>
          <table:table-cell office:value-type="string" calcext:value-type="string">
            <text:p>ELÉCTRICA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table:formula="of:=SUM([.C11:.E11])" office:value-type="float" office:value="970" calcext:value-type="float">
            <text:p>970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TROS</text:p>
          </table:table-cell>
          <table:table-cell table:formula="of:=[.C13]-SUM([.C10:.C11])" office:value-type="float" office:value="150" calcext:value-type="float">
            <text:p>150</text:p>
          </table:table-cell>
          <table:table-cell table:formula="of:=[.D13]-SUM([.D10:.D11])"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number-matrix-columns-spanned="2" table:number-matrix-rows-spanned="1" table:formula="of:=[.I10:.J10]" office:value-type="float" office:value="590" calcext:value-type="float">
            <text:p>590</text:p>
          </table:table-cell>
          <table:table-cell office:value-type="float" office:value="970" calcext:value-type="float">
            <text:p>970</text:p>
          </table:table-cell>
          <table:table-cell table:number-columns-repeated="6"/>
        </table:table-row>
        <table:table-row table:style-name="ro2" table:number-rows-repeated="8">
          <table:table-cell table:number-columns-repeated="10"/>
        </table:table-row>
        <table:table-row table:style-name="ro2">
          <table:table-cell/>
          <table:table-cell office:value-type="string" calcext:value-type="string">
            <text:p>Matriz Tecnológica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formula="of:=[.C10]/[.$F$10]" office:value-type="float" office:value="0.203389830508475" calcext:value-type="float">
            <text:p>0,203389830508475</text:p>
          </table:table-cell>
          <table:table-cell table:formula="of:=[.D10]/[.$F$11]" office:value-type="float" office:value="0.360824742268041" calcext:value-type="float">
            <text:p>0,360824742268041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[.C11]/[.$F$10]" office:value-type="float" office:value="0.542372881355932" calcext:value-type="float">
            <text:p>0,542372881355932</text:p>
          </table:table-cell>
          <table:table-cell table:formula="of:=[.D11]/[.$F$11]" office:value-type="float" office:value="0.515463917525773" calcext:value-type="float">
            <text:p>0,515463917525773</text:p>
          </table:table-cell>
          <table:table-cell table:number-columns-repeated="6"/>
        </table:table-row>
        <table:table-row table:style-name="ro2" table:number-rows-repeated="6">
          <table:table-cell table:number-columns-repeated="10"/>
        </table:table-row>
        <table:table-row table:style-name="ro2">
          <table:table-cell/>
          <table:table-cell office:value-type="string" calcext:value-type="string">
            <text:p>Identidad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/>
          <table:table-cell office:value-type="string" calcext:value-type="string">
            <text:p>I-T</text:p>
          </table:table-cell>
          <table:table-cell table:number-columns-repeated="8"/>
        </table:table-row>
        <table:table-row table:style-name="ro2">
          <table:table-cell table:number-columns-repeated="2"/>
          <table:table-cell table:number-matrix-columns-spanned="2" table:number-matrix-rows-spanned="2" table:formula="of:=[.C33:.D34]-[.C24:.D25]" office:value-type="float" office:value="0.796610169491525" calcext:value-type="float">
            <text:p>0,796610169491525</text:p>
          </table:table-cell>
          <table:table-cell office:value-type="float" office:value="-0.360824742268041" calcext:value-type="float">
            <text:p>-0,36082474226804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-0.542372881355932" calcext:value-type="float">
            <text:p>-0,542372881355932</text:p>
          </table:table-cell>
          <table:table-cell office:value-type="float" office:value="0.484536082474227" calcext:value-type="float">
            <text:p>0,484536082474227</text:p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/>
          <table:table-cell office:value-type="string" calcext:value-type="string">
            <text:p>(I-T)^-1</text:p>
          </table:table-cell>
          <table:table-cell table:number-columns-repeated="8"/>
        </table:table-row>
        <table:table-row table:style-name="ro2">
          <table:table-cell table:number-columns-repeated="2"/>
          <table:table-cell table:number-matrix-columns-spanned="2" table:number-matrix-rows-spanned="2" table:formula="of:=MINVERSE([.C40:.D41])" office:value-type="float" office:value="2.54637281910009" calcext:value-type="float">
            <text:p>2,54637281910009</text:p>
          </table:table-cell>
          <table:table-cell office:value-type="float" office:value="1.89623507805326" calcext:value-type="float">
            <text:p>1,89623507805326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.85032139577594" calcext:value-type="float">
            <text:p>2,85032139577594</text:p>
          </table:table-cell>
          <table:table-cell office:value-type="float" office:value="4.18640955004591" calcext:value-type="float">
            <text:p>4,18640955004591</text:p>
          </table:table-cell>
          <table:table-cell table:number-columns-repeated="6"/>
        </table:table-row>
        <table:table-row table:style-name="ro2" table:number-rows-repeated="5">
          <table:table-cell table:number-columns-repeated="10"/>
        </table:table-row>
        <table:table-row table:style-name="ro2">
          <table:table-cell/>
          <table:table-cell office:value-type="string" calcext:value-type="string">
            <text:p>x=(I-T)^-1 *d</text:p>
          </table:table-cell>
          <table:table-cell table:number-columns-repeated="2"/>
          <table:table-cell office:value-type="string" calcext:value-type="string">
            <text:p>TOTALES TRASPUESTOS</text:p>
          </table:table-cell>
          <table:table-cell table:number-columns-repeated="5"/>
        </table:table-row>
        <table:table-row table:style-name="ro2">
          <table:table-cell/>
          <table:table-cell table:number-matrix-columns-spanned="1" table:number-matrix-rows-spanned="2" table:formula="of:=MMULT([.C47:.D48];[.G10:.G11])" office:value-type="float" office:value="983.333333333333" calcext:value-type="float">
            <text:p>983,333333333333</text:p>
          </table:table-cell>
          <table:table-cell table:number-columns-repeated="2"/>
          <table:table-cell table:number-matrix-columns-spanned="2" table:number-matrix-rows-spanned="1" table:formula="of:=TRANSPOSE([.B55:.B56])" office:value-type="float" office:value="983.333333333333" calcext:value-type="float">
            <text:p>983,333333333333</text:p>
          </table:table-cell>
          <table:table-cell office:value-type="float" office:value="1616.66666666667" calcext:value-type="float">
            <text:p>1616,666666666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16.66666666667" calcext:value-type="float">
            <text:p>1616,66666666667</text:p>
          </table:table-cell>
          <table:table-cell table:number-columns-repeated="8"/>
        </table:table-row>
        <table:table-row table:style-name="ro2" table:number-rows-repeated="4">
          <table:table-cell table:number-columns-repeated="10"/>
        </table:table-row>
        <table:table-row table:style-name="ro2">
          <table:table-cell/>
          <table:table-cell office:value-type="string" calcext:value-type="string">
            <text:p>Nueva Tabla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INERA</text:p>
          </table:table-cell>
          <table:table-cell office:value-type="string" calcext:value-type="string">
            <text:p>ELÉCTRICA</text:p>
          </table:table-cell>
          <table:table-cell office:value-type="string" calcext:value-type="string">
            <text:p>DEMANDA FINAL</text:p>
          </table:table-cell>
          <table:table-cell office:value-type="string" calcext:value-type="string">
            <text:p>TOT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NERA</text:p>
          </table:table-cell>
          <table:table-cell table:formula="of:=[.C24]*[.$E$55]" office:value-type="float" office:value="200" calcext:value-type="float">
            <text:p>200</text:p>
          </table:table-cell>
          <table:table-cell table:formula="of:=[.D24]*[.$F$55]" office:value-type="float" office:value="583.333333333333" calcext:value-type="float">
            <text:p>583,333333333333</text:p>
          </table:table-cell>
          <table:table-cell table:number-matrix-columns-spanned="1" table:number-matrix-rows-spanned="2" table:formula="of:=[.G10:.G11]" office:value-type="float" office:value="200" calcext:value-type="float">
            <text:p>200</text:p>
          </table:table-cell>
          <table:table-cell table:formula="of:=SUM([.C64:.E64])" office:value-type="float" office:value="983.333333333333" calcext:value-type="float">
            <text:p>983,33333333333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LÉCTRICA</text:p>
          </table:table-cell>
          <table:table-cell table:formula="of:=[.C25]*[.$E$55]" office:value-type="float" office:value="533.333333333333" calcext:value-type="float">
            <text:p>533,333333333333</text:p>
          </table:table-cell>
          <table:table-cell table:formula="of:=[.D25]*[.$F$55]" office:value-type="float" office:value="833.333333333333" calcext:value-type="float">
            <text:p>833,333333333333</text:p>
          </table:table-cell>
          <table:table-cell office:value-type="float" office:value="250" calcext:value-type="float">
            <text:p>250</text:p>
          </table:table-cell>
          <table:table-cell table:formula="of:=SUM([.C65:.E65])" office:value-type="float" office:value="1616.66666666667" calcext:value-type="float">
            <text:p>1616,6666666666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TROS</text:p>
          </table:table-cell>
          <table:table-cell table:formula="of:=[.C67]-SUM([.C64:.C65])" office:value-type="float" office:value="250" calcext:value-type="float">
            <text:p>250</text:p>
          </table:table-cell>
          <table:table-cell table:formula="of:=[.D67]-SUM([.D64:.D65])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number-matrix-columns-spanned="2" table:number-matrix-rows-spanned="1" table:formula="of:=[.E55:.F55]" office:value-type="float" office:value="983.333333333333" calcext:value-type="float">
            <text:p>983,333333333333</text:p>
          </table:table-cell>
          <table:table-cell office:value-type="float" office:value="1616.66666666667" calcext:value-type="float">
            <text:p>1616,6666666666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21:04:00.451718445</meta:creation-date>
    <dc:date>2023-05-21T22:43:41.816639644</dc:date>
    <meta:editing-duration>PT26M41S</meta:editing-duration>
    <meta:editing-cycles>5</meta:editing-cycles>
    <meta:generator>LibreOffice/7.3.7.2$Linux_X86_64 LibreOffice_project/30$Build-2</meta:generator>
    <meta:document-statistic meta:table-count="1" meta:cell-count="75" meta:object-count="0"/>
  </office:meta>
</office:document-meta>
</file>